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serif, EmojiFon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2" style:family="paragraph" style:parent-style-name="Preformatted_20_Text">
      <style:text-properties style:font-name="monospace"/>
    </style:style>
    <style:style style:name="P3" style:family="paragraph" style:parent-style-name="Preformatted_20_Text">
      <style:text-properties style:font-name="monospace" fo:font-weight="bold"/>
    </style:style>
    <style:style style:name="P4" style:family="paragraph" style:parent-style-name="Preformatted_20_Text">
      <style:text-properties style:font-name="monospace" style:text-underline-style="solid" style:text-underline-width="auto" style:text-underline-color="font-color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weight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monospace" fo:font-weight="bold"/>
    </style:style>
    <style:style style:name="T1" style:family="text">
      <style:text-properties fo:font-weight="bold"/>
    </style:style>
    <style:style style:name="T2" style:family="text">
      <style:text-properties style:font-name="monospace"/>
    </style:style>
    <style:style style:name="T3" style:family="text">
      <style:text-properties style:font-name="monospace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exemple dans app.js</text:p>
      <text:p text:style-name="P1"/>
      <text:p text:style-name="P6">var mongoose = require('mongoose');</text:p>
      <text:p text:style-name="P6">var mongoDB = 'mongodb://localhost/slamjs';</text:p>
      <text:p text:style-name="P6">mongoose.connect(mongoDB, {</text:p>
      <text:p text:style-name="P5">  <text:span text:style-name="T1">useMongoClient: true</text:span></text:p>
      <text:p text:style-name="P6">});</text:p>
      <text:p text:style-name="P6">var db = mongoose.connection;</text:p>
      <text:p text:style-name="P6">db.on('error', console.error.bind(console, 'MongoDB connection error:'));</text:p>
      <text:p text:style-name="P6">[...]</text:p>
      <text:p text:style-name="P6">// pour analyser plus facilement le code reçu par le client</text:p>
      <text:p text:style-name="P6">app.locals.pretty = true;</text:p>
      <text:p text:style-name="P3">[...]</text:p>
      <text:p text:style-name="P4">Concevoir un fichier par modèle, dans un dossier nommé models </text:p>
      <text:p text:style-name="P4">à la racine du projet. Exemple :</text:p>
      <text:p text:style-name="P2">/leprojet    </text:p>
      <text:p text:style-name="Preformatted_20_Text">  <text:span text:style-name="T2">/models</text:span></text:p>
      <text:p text:style-name="Preformatted_20_Text">    <text:span text:style-name="T2">user.js</text:span></text:p>
      <text:p text:style-name="Preformatted_20_Text">    <text:span text:style-name="T2">book.js</text:span></text:p>
      <text:p text:style-name="Preformatted_20_Text">    <text:span text:style-name="T2">genre.js</text:span></text:p>
      <text:p text:style-name="P2">Par exemple de définition d'un modèle : (models/user.js)</text:p>
      <text:p text:style-name="P3">var mongoose = require('mongoose');</text:p>
      <text:p text:style-name="P3">var Schema = mongoose.Schema;</text:p>
      <text:p text:style-name="P3">var userSchema = Schema({</text:p>
      <text:p text:style-name="Preformatted_20_Text">  <text:span text:style-name="T3">_id: Schema.Types.ObjectId,</text:span></text:p>
      <text:p text:style-name="Preformatted_20_Text">  <text:span text:style-name="T3">username: String,</text:span></text:p>
      <text:p text:style-name="Preformatted_20_Text">  <text:span text:style-name="T3">password: String,</text:span></text:p>
      <text:p text:style-name="P3">}, { collection: 'usercollection' });</text:p>
      <text:p text:style-name="P3">var User = mongoose.model('User', userSchema);</text:p>
      <text:p text:style-name="P3">// export le modèle</text:p>
      <text:p text:style-name="P3">module.exports = User;</text:p>
      <text:p text:style-name="P2">Dans un contrôleur, utiliser le modèle. Exemple :</text:p>
      <text:p text:style-name="P3">var User = require('../models/user');</text:p>
      <text:p text:style-name="P3">router.get('/users', function(req, res, next) {</text:p>
      <text:p text:style-name="Preformatted_20_Text"><text:s/> <text:span text:style-name="T3">User.find({}, function(err, currentusers) {</text:span></text:p>
      <text:p text:style-name="Preformatted_20_Text">     <text:span text:style-name="T3">if (err) throw err;</text:span></text:p>
      <text:p text:style-name="Preformatted_20_Text">     <text:span text:style-name="T3">res.render('users', { title: 'Users', users: currentusers</text:span><text:span text:style-name="T2"> </text:span><text:span text:style-name="T3">});</text:span></text:p>
      <text:p text:style-name="Preformatted_20_Text">  <text:span text:style-name="T3">});</text:span></text:p>
      <text:p text:style-name="P7">}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serif, EmojiFon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1:15:48.436837144</meta:creation-date>
    <dc:date>2017-10-20T12:01:52.258263213</dc:date>
    <meta:editing-duration>PT35M53S</meta:editing-duration>
    <meta:editing-cycles>1</meta:editing-cycles>
    <meta:document-statistic meta:table-count="0" meta:image-count="0" meta:object-count="0" meta:page-count="1" meta:paragraph-count="38" meta:word-count="141" meta:character-count="1110" meta:non-whitespace-character-count="966"/>
    <meta:generator>LibreOffice/5.1.6.2$Linux_X86_64 LibreOffice_project/10m0$Build-2</meta:generator>
  </office:meta>
</office:document-meta>
</file>